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>
      <style:graphic-properties style:protect="size" style:writing-mode="lr-tb" loext:decorative="false"/>
    </style:style>
    <style:style style:name="gr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3.94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846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1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25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3.5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8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5.29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none" draw:fill-color="#ffffff" draw:textarea-horizontal-align="justify" draw:textarea-vertical-align="top" draw:auto-grow-height="false" fo:min-height="5.593cm" fo:min-width="26.646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89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6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89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59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8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44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8.75cm" svg:y1="1.353cm" svg:x2="8.75cm" svg:y2="12.241cm">
              <text:p/>
            </draw:line>
            <draw:line draw:style-name="gr4" draw:text-style-name="P1" draw:layer="layout" svg:x1="8.75cm" svg:y1="10.427cm" svg:x2="8.75cm" svg:y2="19.501cm">
              <text:p/>
            </draw:line>
          </draw:g>
          <draw:custom-shape draw:style-name="gr5" draw:text-style-name="P3" draw:layer="layout" svg:width="4cm" svg:height="0.995cm" svg:x="6.75cm" svg:y="1.3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LM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 xml:id="id1" draw:id="id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7" draw:text-style-name="P5" draw:layer="layout" svg:width="2cm" svg:height="2.75cm" svg:x="3.5cm" svg:y="0.853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ive Ag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8" draw:text-style-name="P1" draw:layer="layout" svg:width="0.5cm" svg:height="0.5cm" svg:x="4.25cm" svg:y="1.103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9" draw:text-style-name="P1" draw:layer="layout" svg:x1="4.5cm" svg:y1="1.603cm" svg:x2="4.5cm" svg:y2="2.373cm">
              <text:p/>
            </draw:line>
            <draw:line draw:style-name="gr10" draw:text-style-name="P1" draw:layer="layout" svg:x1="4cm" svg:y1="1.853cm" svg:x2="5.02cm" svg:y2="1.853cm">
              <text:p/>
            </draw:line>
            <draw:line draw:style-name="gr11" draw:text-style-name="P1" draw:layer="layout" svg:x1="4.5cm" svg:y1="2.353cm" svg:x2="5cm" svg:y2="2.853cm">
              <text:p/>
            </draw:line>
            <draw:line draw:style-name="gr12" draw:text-style-name="P1" draw:layer="layout" svg:x1="4.5cm" svg:y1="2.353cm" svg:x2="4cm" svg:y2="2.853cm">
              <text:p/>
            </draw:line>
          </draw:g>
        </draw:g>
        <draw:connector draw:style-name="gr13" draw:text-style-name="P6" draw:layer="layout" draw:type="line" svg:x1="4.48cm" svg:y1="19.49cm" svg:x2="4.5cm" svg:y2="3.603cm" draw:end-shape="id1" draw:end-glue-point="2" svg:d="M4480 19490l20-15887" svg:viewBox="0 0 21 15888">
          <text:p/>
        </draw:connector>
        <draw:g draw:style-name="gr1">
          <draw:g draw:style-name="gr2">
            <draw:line draw:style-name="gr14" draw:text-style-name="P1" draw:layer="layout" svg:x1="14.75cm" svg:y1="1.353cm" svg:x2="14.75cm" svg:y2="12.091cm">
              <text:p/>
            </draw:line>
            <draw:line draw:style-name="gr15" draw:text-style-name="P1" draw:layer="layout" svg:x1="14.75cm" svg:y1="10.302cm" svg:x2="14.75cm" svg:y2="19.251cm">
              <text:p/>
            </draw:line>
          </draw:g>
          <draw:custom-shape draw:style-name="gr16" draw:text-style-name="P3" draw:layer="layout" svg:width="4cm" svg:height="0.995cm" svg:x="12.75cm" svg:y="1.3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Inven!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1" draw:layer="layout" svg:width="0.5cm" svg:height="14.147cm" svg:x="4.25cm" svg:y="4.353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8" draw:text-style-name="P1" draw:layer="layout" svg:x1="23cm" svg:y1="1.353cm" svg:x2="23cm" svg:y2="12.091cm">
              <text:p/>
            </draw:line>
            <draw:line draw:style-name="gr19" draw:text-style-name="P1" draw:layer="layout" svg:x1="23cm" svg:y1="10.302cm" svg:x2="23cm" svg:y2="19.251cm">
              <text:p/>
            </draw:line>
          </draw:g>
          <draw:custom-shape draw:style-name="gr20" draw:text-style-name="P3" draw:layer="layout" svg:width="4cm" svg:height="0.995cm" svg:x="21cm" svg:y="1.3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ctivity 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line draw:style-name="gr21" draw:text-style-name="P6" draw:layer="layout" svg:x1="4.75cm" svg:y1="4.742cm" svg:x2="8.75cm" svg:y2="4.742cm">
            <text:p/>
          </draw:line>
          <draw:frame draw:style-name="gr22" draw:text-style-name="P8" draw:layer="layout" svg:width="2.923cm" svg:height="1.199cm" svg:x="4.75cm" svg:y="3.551cm">
            <draw:text-box>
              <text:p text:style-name="P7"><text:span text:style-name="T1">Access Course</text:span></text:p>
            </draw:text-box>
          </draw:frame>
        </draw:g>
        <draw:g draw:style-name="gr2">
          <draw:line draw:style-name="gr23" draw:text-style-name="P6" draw:layer="layout" svg:x1="4.75cm" svg:y1="5.99cm" svg:x2="8.5cm" svg:y2="5.99cm">
            <text:p/>
          </draw:line>
          <draw:frame draw:style-name="gr24" draw:text-style-name="P8" draw:layer="layout" svg:width="2.74cm" svg:height="1.397cm" svg:x="4.75cm" svg:y="4.603cm">
            <draw:text-box>
              <text:p text:style-name="P7"><text:span text:style-name="T1">Click Activity </text:span></text:p>
            </draw:text-box>
          </draw:frame>
        </draw:g>
        <draw:g draw:style-name="gr2">
          <draw:polyline draw:style-name="gr25" draw:text-style-name="P9" draw:layer="layout" svg:width="1.404cm" svg:height="0.922cm" svg:x="8.75cm" svg:y="6.077cm" svg:viewBox="0 0 1405 923" draw:points="0,0 1405,0 1405,923 250,923">
            <text:p/>
          </draw:polyline>
          <draw:frame draw:style-name="gr26" draw:text-style-name="P6" draw:layer="layout" svg:width="4.256cm" svg:height="0.5cm" svg:x="7.677cm" svg:y="5.55cm">
            <draw:text-box>
              <text:p text:style-name="P7"><text:span text:style-name="T1"><text:s text:c="13"/></text:span><text:span text:style-name="T1">Attach LMS ID</text:span></text:p>
            </draw:text-box>
          </draw:frame>
        </draw:g>
        <draw:custom-shape draw:style-name="gr27" draw:text-style-name="P1" draw:layer="layout" svg:width="0.5cm" svg:height="3.75cm" svg:x="8.5cm" svg:y="5.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28" draw:text-style-name="P6" draw:layer="layout" svg:x1="9cm" svg:y1="7.741cm" svg:x2="14.5cm" svg:y2="7.741cm">
            <text:p/>
          </draw:line>
          <draw:frame draw:style-name="gr29" draw:text-style-name="P8" draw:layer="layout" svg:width="4.018cm" svg:height="1.25cm" svg:x="9cm" svg:y="6.5cm">
            <draw:text-box>
              <text:p text:style-name="P7"><text:span text:style-name="T1"><text:s text:c="10"/></text:span><text:span text:style-name="T1">Get Activity </text:span></text:p>
            </draw:text-box>
          </draw:frame>
        </draw:g>
        <draw:g draw:style-name="gr2">
          <draw:polyline draw:style-name="gr30" draw:text-style-name="P9" draw:layer="layout" svg:width="1.404cm" svg:height="0.922cm" svg:x="14.773cm" svg:y="8.077cm" svg:viewBox="0 0 1405 923" draw:points="0,0 1405,0 1405,923 250,923">
            <text:p/>
          </draw:polyline>
          <draw:frame draw:style-name="gr31" draw:text-style-name="P6" draw:layer="layout" svg:width="4.845cm" svg:height="0.5cm" svg:x="13.405cm" svg:y="7.55cm">
            <draw:text-box>
              <text:p text:style-name="P7"><text:span text:style-name="T1"><text:s text:c="15"/></text:span><text:span text:style-name="T1">Replace LMS ID</text:span></text:p>
            </draw:text-box>
          </draw:frame>
        </draw:g>
        <draw:custom-shape draw:style-name="gr32" draw:text-style-name="P1" draw:layer="layout" svg:width="0.5cm" svg:height="5.5cm" svg:x="14.5cm" svg:y="6.85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3" draw:text-style-name="P6" draw:layer="layout" svg:x1="15cm" svg:y1="10.241cm" svg:x2="22.75cm" svg:y2="10.241cm">
            <text:p/>
          </draw:line>
          <draw:frame draw:style-name="gr34" draw:text-style-name="P8" draw:layer="layout" svg:width="5.662cm" svg:height="1.25cm" svg:x="15cm" svg:y="9cm">
            <draw:text-box>
              <text:p text:style-name="P7"><text:span text:style-name="T1"><text:s text:c="11"/></text:span><text:span text:style-name="T1">Get Activity Instance </text:span></text:p>
            </draw:text-box>
          </draw:frame>
        </draw:g>
        <draw:g draw:style-name="gr2">
          <draw:line draw:style-name="gr35" draw:text-style-name="P6" draw:layer="layout" svg:x1="22.75cm" svg:y1="11.216cm" svg:x2="15cm" svg:y2="11.216cm">
            <text:p/>
          </draw:line>
          <draw:frame draw:style-name="gr36" draw:text-style-name="P10" draw:layer="layout" svg:width="5.665cm" svg:height="0.725cm" svg:x="17.085cm" svg:y="10.5cm">
            <draw:text-box>
              <text:p text:style-name="P7"><text:span text:style-name="T3">Web Interface</text:span></text:p>
            </draw:text-box>
          </draw:frame>
        </draw:g>
        <draw:g draw:style-name="gr2">
          <draw:line draw:style-name="gr37" draw:text-style-name="P6" draw:layer="layout" svg:x1="18cm" svg:y1="11.844cm" svg:x2="4.75cm" svg:y2="11.844cm">
            <text:p/>
          </draw:line>
          <draw:frame draw:style-name="gr38" draw:text-style-name="P10" draw:layer="layout" svg:width="9.685cm" svg:height="0.725cm" svg:x="8.315cm" svg:y="11.128cm">
            <draw:text-box>
              <text:p text:style-name="P7"><text:span text:style-name="T3"><text:s text:c="10"/></text:span><text:span text:style-name="T3">Redirect Web Interface</text:span></text:p>
            </draw:text-box>
          </draw:frame>
        </draw:g>
        <draw:g draw:style-name="gr1">
          <draw:custom-shape draw:style-name="gr39" draw:text-style-name="P11" draw:layer="layout" svg:width="27.2cm" svg:height="5.897cm" svg:x="1.3cm" svg:y="13.103cm">
            <draw:glue-point draw:id="4" svg:x="-5cm" svg:y="-5cm"/>
            <draw:glue-point draw:id="5" svg:x="5cm" svg:y="-5cm"/>
            <draw:glue-point draw:id="6" svg:x="-5cm" svg:y="-5cm" draw:escape-direction="down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3" draw:layer="layout" svg:width="2.094cm" svg:height="0.779cm" svg:x="1.25cm" svg:y="13.103cm">
            <text:p text:style-name="P12"><text:span text:style-name="T1">Activity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g draw:style-name="gr2">
          <draw:line draw:style-name="gr41" draw:text-style-name="P6" draw:layer="layout" svg:x1="4.75cm" svg:y1="13.991cm" svg:x2="22.75cm" svg:y2="13.991cm">
            <text:p/>
          </draw:line>
          <draw:frame draw:style-name="gr42" draw:text-style-name="P8" draw:layer="layout" svg:width="13.15cm" svg:height="1.147cm" svg:x="4.75cm" svg:y="12.853cm">
            <draw:text-box>
              <text:p text:style-name="P7"><text:span text:style-name="T1"><text:s text:c="40"/></text:span><text:span text:style-name="T1">Click Activity Instructions</text:span></text:p>
            </draw:text-box>
          </draw:frame>
        </draw:g>
        <draw:g draw:style-name="gr2">
          <draw:line draw:style-name="gr43" draw:text-style-name="P6" draw:layer="layout" svg:x1="22.75cm" svg:y1="14.989cm" svg:x2="4.75cm" svg:y2="14.989cm">
            <text:p/>
          </draw:line>
          <draw:frame draw:style-name="gr44" draw:text-style-name="P10" draw:layer="layout" svg:width="13.158cm" svg:height="0.897cm" svg:x="9.592cm" svg:y="14.103cm">
            <draw:text-box>
              <text:p text:style-name="P7"><text:span text:style-name="T3">Activity Instructions PDF</text:span></text:p>
            </draw:text-box>
          </draw:frame>
        </draw:g>
        <draw:g draw:style-name="gr2">
          <draw:line draw:style-name="gr45" draw:text-style-name="P6" draw:layer="layout" svg:x1="4.75cm" svg:y1="15.991cm" svg:x2="22.75cm" svg:y2="15.991cm">
            <text:p/>
          </draw:line>
          <draw:frame draw:style-name="gr46" draw:text-style-name="P8" draw:layer="layout" svg:width="13.15cm" svg:height="1.147cm" svg:x="4.75cm" svg:y="14.853cm">
            <draw:text-box>
              <text:p text:style-name="P7"><text:span text:style-name="T1"><text:s text:c="44"/></text:span><text:span text:style-name="T1">Set repository URL</text:span></text:p>
            </draw:text-box>
          </draw:frame>
        </draw:g>
        <draw:g draw:style-name="gr2">
          <draw:line draw:style-name="gr47" draw:text-style-name="P6" draw:layer="layout" svg:x1="22.75cm" svg:y1="18.24cm" svg:x2="4.75cm" svg:y2="18.24cm">
            <text:p/>
          </draw:line>
          <draw:frame draw:style-name="gr48" draw:text-style-name="P10" draw:layer="layout" svg:width="13.158cm" svg:height="0.847cm" svg:x="9.592cm" svg:y="17.403cm">
            <draw:text-box>
              <text:p text:style-name="P7"><text:span text:style-name="T3"><text:s text:c="46"/></text:span><text:span text:style-name="T3">Redirect to repository</text:span></text:p>
            </draw:text-box>
          </draw:frame>
        </draw:g>
        <draw:g draw:style-name="gr2">
          <draw:polyline draw:style-name="gr49" draw:text-style-name="P9" draw:layer="layout" svg:width="1.404cm" svg:height="0.922cm" svg:x="22.983cm" svg:y="16.277cm" svg:viewBox="0 0 1405 923" draw:points="0,0 1405,0 1405,923 250,923">
            <text:p/>
          </draw:polyline>
          <draw:frame draw:style-name="gr50" draw:text-style-name="P6" draw:layer="layout" svg:width="8.922cm" svg:height="0.5cm" svg:x="19.594cm" svg:y="15.75cm">
            <draw:text-box>
              <text:p text:style-name="P7"><text:span text:style-name="T1"><text:s text:c="42"/></text:span><text:span text:style-name="T1">Associate repository </text:span></text:p>
              <text:p text:style-name="P7"><text:span text:style-name="T1"><text:s text:c="42"/></text:span><text:span text:style-name="T1">URL with Inven!RA id</text:span></text:p>
            </draw:text-box>
          </draw:frame>
        </draw:g>
        <draw:custom-shape draw:style-name="gr51" draw:text-style-name="P1" draw:layer="layout" svg:width="0.5cm" svg:height="8.647cm" svg:x="22.75cm" svg:y="9.8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0:44:48.603223334</meta:creation-date>
    <dc:date>2024-10-30T17:55:08.066470212</dc:date>
    <meta:editing-duration>PT21M6S</meta:editing-duration>
    <meta:editing-cycles>4</meta:editing-cycles>
    <meta:generator>LibreOffice/24.2.6.2$Linux_X86_64 LibreOffice_project/420$Build-2</meta:generator>
    <meta:document-statistic meta:object-count="70"/>
  </office:meta>
</office:document-meta>
</file>